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DFD7C1E74B.png"/>
  <manifest:file-entry manifest:media-type="image/png" manifest:full-path="Pictures/10000201000005CB00000457233FA99D.png"/>
  <manifest:file-entry manifest:media-type="image/png" manifest:full-path="Pictures/1000020100000280000001DF3F0A6EB8.png"/>
  <manifest:file-entry manifest:media-type="image/png" manifest:full-path="Pictures/1000020100000280000001DF39242739.png"/>
  <manifest:file-entry manifest:media-type="image/png" manifest:full-path="Pictures/1000020100000280000001DF35E5ED53.png"/>
  <manifest:file-entry manifest:media-type="image/png" manifest:full-path="Pictures/1000020100000280000001DFF6A879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3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3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0.8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1.1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2.3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0.432cm"/>
    </style:style>
    <style:style style:name="gr9" style:family="graphic" style:parent-style-name="standard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03cm" svg:height="3.373cm" svg:x="1.615cm" svg:y="2.946cm">
          <draw:image xlink:href="Pictures/10000201000005CB00000457233FA99D.png" xlink:type="simple" xlink:show="embed" xlink:actuate="onLoad">
            <text:p/>
          </draw:image>
        </draw:frame>
        <draw:frame draw:style-name="gr1" draw:text-style-name="P1" draw:layer="layout" svg:width="3.954cm" svg:height="2.959cm" svg:x="11.153cm" svg:y="2.465cm">
          <draw:image xlink:href="Pictures/1000020100000280000001DF35E5ED53.png" xlink:type="simple" xlink:show="embed" xlink:actuate="onLoad">
            <text:p/>
          </draw:image>
        </draw:frame>
        <draw:frame draw:style-name="gr1" draw:text-style-name="P1" draw:layer="layout" svg:width="4.053cm" svg:height="3.033cm" svg:x="12.479cm" svg:y="2.078cm">
          <draw:image xlink:href="Pictures/1000020100000280000001DF39242739.png" xlink:type="simple" xlink:show="embed" xlink:actuate="onLoad">
            <text:p/>
          </draw:image>
        </draw:frame>
        <draw:frame draw:style-name="gr1" draw:text-style-name="P1" draw:layer="layout" svg:width="4.184cm" svg:height="3.13cm" svg:x="12.931cm" svg:y="3.018cm">
          <draw:image xlink:href="Pictures/1000020100000280000001DF3F0A6EB8.png" xlink:type="simple" xlink:show="embed" xlink:actuate="onLoad">
            <text:p/>
          </draw:image>
        </draw:frame>
        <draw:frame draw:style-name="gr1" draw:text-style-name="P1" draw:layer="layout" svg:width="4.092cm" svg:height="3.062cm" svg:x="10.848cm" svg:y="4.274cm">
          <draw:image xlink:href="Pictures/1000020100000280000001DFF6A87940.png" xlink:type="simple" xlink:show="embed" xlink:actuate="onLoad">
            <text:p/>
          </draw:image>
        </draw:frame>
        <draw:frame draw:style-name="gr1" draw:text-style-name="P1" draw:layer="layout" svg:width="4.278cm" svg:height="3.201cm" svg:x="14.546cm" svg:y="4.482cm">
          <draw:image xlink:href="Pictures/1000020100000280000001DFD7C1E74B.png" xlink:type="simple" xlink:show="embed" xlink:actuate="onLoad">
            <text:p/>
          </draw:image>
        </draw:frame>
        <draw:line draw:style-name="gr2" draw:text-style-name="P1" draw:layer="layout" svg:x1="6.539cm" svg:y1="4.665cm" svg:x2="10.283cm" svg:y2="4.665cm">
          <text:p/>
        </draw:line>
        <draw:line draw:style-name="gr2" draw:text-style-name="P1" draw:layer="layout" svg:x1="18.303cm" svg:y1="4.019cm" svg:x2="19.944cm" svg:y2="4.019cm">
          <text:p/>
        </draw:line>
        <draw:line draw:style-name="gr2" draw:text-style-name="P1" draw:layer="layout" svg:x1="21.516cm" svg:y1="3.949cm" svg:x2="23.62cm" svg:y2="3.949cm">
          <text:p/>
        </draw:line>
        <draw:frame draw:style-name="gr1" draw:text-style-name="P1" draw:layer="layout" svg:width="4.092cm" svg:height="3.062cm" svg:x="23.908cm" svg:y="2.587cm">
          <draw:image xlink:href="Pictures/1000020100000280000001DFF6A87940.png" xlink:type="simple" xlink:show="embed" xlink:actuate="onLoad">
            <text:p/>
          </draw:image>
        </draw:frame>
        <draw:frame draw:style-name="gr3" draw:text-style-name="P2" draw:layer="layout" svg:width="2.86cm" svg:height="0.962cm" svg:x="13.449cm" svg:y="8.038cm">
          <draw:text-box>
            <text:p><text:span text:style-name="T1">“</text:span><text:span text:style-name="T1">person”</text:span></text:p>
          </draw:text-box>
        </draw:frame>
        <draw:frame draw:style-name="gr4" draw:text-style-name="P2" draw:layer="layout" svg:width="2.86cm" svg:height="0.962cm" svg:x="24.637cm" svg:y="6.075cm">
          <draw:text-box>
            <text:p><text:span text:style-name="T1">“</text:span><text:span text:style-name="T1">person”</text:span></text:p>
          </draw:text-box>
        </draw:frame>
        <draw:frame draw:style-name="gr5" draw:text-style-name="P2" draw:layer="layout" svg:width="2.013cm" svg:height="0.962cm" svg:x="21.47cm" svg:y="2.885cm">
          <draw:text-box>
            <text:p><text:span text:style-name="T1">recall</text:span></text:p>
          </draw:text-box>
        </draw:frame>
        <draw:frame draw:style-name="gr6" draw:text-style-name="P2" draw:layer="layout" svg:width="2.576cm" svg:height="0.962cm" svg:x="17.61cm" svg:y="2.816cm">
          <draw:text-box>
            <text:p><text:span text:style-name="T1">training</text:span></text:p>
          </draw:text-box>
        </draw:frame>
        <draw:frame draw:style-name="gr7" draw:text-style-name="P2" draw:layer="layout" svg:width="4.304cm" svg:height="0.962cm" svg:x="6.353cm" svg:y="3.278cm">
          <draw:text-box>
            <text:p><text:span text:style-name="T1">segmentation</text:span></text:p>
          </draw:text-box>
        </draw:frame>
        <draw:frame draw:style-name="gr8" draw:text-style-name="P2" draw:layer="layout" svg:width="1.416cm" svg:height="0.962cm" svg:x="19.875cm" svg:y="3.532cm">
          <draw:text-box>
            <text:p><text:span text:style-name="T1">f(x)</text:span></text:p>
          </draw:text-box>
        </draw:frame>
        <draw:path draw:style-name="gr9" draw:text-style-name="P1" draw:layer="layout" svg:width="8.698cm" svg:height="6.938cm" svg:x="10.577cm" svg:y="1.267cm" svg:viewBox="0 0 8699 6939" svg:d="m3269 0c-308 80-622 135-935 185-329 53-612 246-823 509-186 231-419 429-684 578-236 133-205 308-451 416-239 105-208 296-185 577 23 282-276 486-118 694 150 197 47 462 69 693 24 244-141 449-114 694 28 262-49 520-23 786 23 237-33 482 45 716 90 268 286 514 571 601 321 98 654 110 982 93 302-16 589 83 890 46 248-30 485 95 731 115 245 20 473 54 708 93 233 39 470 89 707 69s470 32 709 23c249-9 502-15 752 23 233 35 474 39 708 0 233-39 472-33 708-23 227 10 469 67 685-23 269-112 472-1088 473-1340 1-279 4-976 23-1249 18-238-157-1202-405-1225-244-23-468 57-685-185-176-197-506-328-502-624 3-257-121-479-228-693-112-222-315-183-399-416-89-248-563-695-832-717-245-20-2377-416-2377-41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9T17:47:38</meta:creation-date>
    <dc:date>2011-10-19T17:50:53</dc:date>
    <meta:editing-duration>PT3M15S</meta:editing-duration>
    <meta:editing-cycles>1</meta:editing-cycles>
    <meta:document-statistic meta:object-count="17"/>
    <meta:generator>LibreOffice/3.3$Linux LibreOffice_project/330m19$Build-301</meta:generator>
  </office:meta>
</office:document-meta>
</file>